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.353cm" fo:margin-bottom="0.212cm" loext:contextual-spacing="false"/>
    </style:style>
    <style:style style:name="P3" style:family="paragraph" style:parent-style-name="Preformatted_20_Text">
      <style:paragraph-properties fo:margin-top="0.247cm" fo:margin-bottom="0.212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ols.ietf.org/html/rfc2616#section-1" office:name="section-1" text:style-name="Internet_20_link" text:visited-style-name="Visited_20_Internet_20_Link">1</text:a> Introduction</text:p>
      <text:p text:style-name="Preformatted_20_Text"/>
      <text:p text:style-name="Preformatted_20_Text"/>
      <text:p text:style-name="P3"><text:a xlink:type="simple" xlink:href="https://tools.ietf.org/html/rfc2616#section-1.1" office:name="section-1.1" text:style-name="Internet_20_link" text:visited-style-name="Visited_20_Internet_20_Link">1.1</text:a> Purpose</text:p>
      <text:p text:style-name="Preformatted_20_Text"/>
      <text:p text:style-name="Preformatted_20_Text"/>
      <text:p text:style-name="Preformatted_20_Text"><text:s text:c="3"/>The Hypertext Transfer Protocol (HTTP) is an application-level</text:p>
      <text:p text:style-name="Preformatted_20_Text"><text:s text:c="3"/>protocol for distributed, collaborative, hypermedia information</text:p>
      <text:p text:style-name="Preformatted_20_Text"><text:s text:c="3"/>systems. HTTP has been in use by the World-Wide Web global</text:p>
      <text:p text:style-name="Preformatted_20_Text"><text:s text:c="3"/>information initiative since 1990. The first version of HTTP,</text:p>
      <text:p text:style-name="Preformatted_20_Text"><text:s text:c="3"/>referred to as HTTP/0.9, was a simple protocol for raw data transfer</text:p>
      <text:p text:style-name="Preformatted_20_Text"><text:s text:c="3"/>across the Internet. HTTP/1.0, as defined by <text:a xlink:type="simple" xlink:href="https://tools.ietf.org/html/rfc1945" text:style-name="Internet_20_link" text:visited-style-name="Visited_20_Internet_20_Link">RFC 1945</text:a> [<text:a xlink:type="simple" xlink:href="https://tools.ietf.org/html/rfc2616#ref-6" text:style-name="Internet_20_link" text:visited-style-name="Visited_20_Internet_20_Link">6</text:a>], improved</text:p>
      <text:p text:style-name="Preformatted_20_Text"><text:s text:c="3"/>the protocol by allowing messages to be in the format of MIME-like</text:p>
      <text:p text:style-name="Preformatted_20_Text"><text:s text:c="3"/>messages, containing metainformation about the data transferred and</text:p>
      <text:p text:style-name="Preformatted_20_Text"><text:s text:c="3"/>modifiers on the request/response semantics. However, HTTP/1.0 does</text:p>
      <text:p text:style-name="Preformatted_20_Text"><text:s text:c="3"/>not sufficiently take into consideration the effects of hierarchical</text:p>
      <text:p text:style-name="Preformatted_20_Text"><text:s text:c="3"/>proxies, caching, the need for persistent connections, or virtual</text:p>
      <text:p text:style-name="Preformatted_20_Text"><text:s text:c="3"/>hosts. In addition, the proliferation of incompletely-implemented</text:p>
      <text:p text:style-name="Preformatted_20_Text"><text:s text:c="3"/>applications calling themselves "HTTP/1.0" has necessitated a</text:p>
      <text:p text:style-name="Preformatted_20_Text"><text:s text:c="3"/>protocol version change in order for two communicating applications</text:p>
      <text:p text:style-name="Preformatted_20_Text"><text:s text:c="3"/>to determine each other's true capabilities.</text:p>
      <text:p text:style-name="Preformatted_20_Text"/>
      <text:p text:style-name="Preformatted_20_Text"><text:s text:c="3"/>This specification defines the protocol referred to as "HTTP/1.1".</text:p>
      <text:p text:style-name="Preformatted_20_Text"><text:s text:c="3"/>This protocol includes more stringent requirements than HTTP/1.0 in</text:p>
      <text:p text:style-name="Preformatted_20_Text"><text:s text:c="3"/>order to ensure reliable implementation of its features.</text:p>
      <text:p text:style-name="Preformatted_20_Text"/>
      <text:p text:style-name="Preformatted_20_Text"><text:s text:c="3"/>Practical information systems require more functionality than simple</text:p>
      <text:p text:style-name="Preformatted_20_Text"><text:s text:c="3"/>retrieval, including search, front-end update, and annotation. HTTP</text:p>
      <text:p text:style-name="Preformatted_20_Text"><text:s text:c="3"/>allows an open-ended set of methods and headers that indicate the</text:p>
      <text:p text:style-name="Preformatted_20_Text"><text:s text:c="3"/>purpose of a request [<text:a xlink:type="simple" xlink:href="https://tools.ietf.org/html/rfc2616#ref-47" text:style-name="Internet_20_link" text:visited-style-name="Visited_20_Internet_20_Link">47</text:a>]. It builds on the discipline of reference</text:p>
      <text:p text:style-name="Preformatted_20_Text"><text:s text:c="3"/>provided by the Uniform Resource Identifier (URI) [<text:a xlink:type="simple" xlink:href="https://tools.ietf.org/html/rfc2616#ref-3" text:style-name="Internet_20_link" text:visited-style-name="Visited_20_Internet_20_Link">3</text:a>], as a location</text:p>
      <text:p text:style-name="Preformatted_20_Text"><text:s text:c="3"/>(URL) [<text:a xlink:type="simple" xlink:href="https://tools.ietf.org/html/rfc2616#ref-4" text:style-name="Internet_20_link" text:visited-style-name="Visited_20_Internet_20_Link">4</text:a>] or name (URN) [<text:a xlink:type="simple" xlink:href="https://tools.ietf.org/html/rfc2616#ref-20" text:style-name="Internet_20_link" text:visited-style-name="Visited_20_Internet_20_Link">20</text:a>], for indicating the resource to which 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20"/>[Page 7]</text:p>
      <text:p text:style-name="Horizontal_20_Line"/>
      <text:p text:style-name="Preformatted_20_Text"><text:bookmark text:name="page-8"/><text:a xlink:type="simple" xlink:href="https://tools.ietf.org/html/rfc2616#page-8" office:name="page-8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method is to be applied. Messages are passed in a format similar to</text:p>
      <text:p text:style-name="Preformatted_20_Text"><text:s text:c="3"/>that used by Internet mail [<text:a xlink:type="simple" xlink:href="https://tools.ietf.org/html/rfc2616#ref-9" text:style-name="Internet_20_link" text:visited-style-name="Visited_20_Internet_20_Link">9</text:a>] as defined by the Multipurpose</text:p>
      <text:p text:style-name="Preformatted_20_Text"><text:s text:c="3"/>Internet Mail Extensions (MIME) [<text:a xlink:type="simple" xlink:href="https://tools.ietf.org/html/rfc2616#ref-7" text:style-name="Internet_20_link" text:visited-style-name="Visited_20_Internet_20_Link">7</text:a>].</text:p>
      <text:p text:style-name="Preformatted_20_Text"/>
      <text:p text:style-name="Preformatted_20_Text"><text:s text:c="3"/>HTTP is also used as a generic protocol for communication between</text:p>
      <text:p text:style-name="Preformatted_20_Text"><text:s text:c="3"/>user agents and proxies/gateways to other Internet systems, including</text:p>
      <text:p text:style-name="Preformatted_20_Text"><text:s text:c="3"/>those supported by the SMTP [<text:a xlink:type="simple" xlink:href="https://tools.ietf.org/html/rfc2616#ref-16" text:style-name="Internet_20_link" text:visited-style-name="Visited_20_Internet_20_Link">16</text:a>], NNTP [<text:a xlink:type="simple" xlink:href="https://tools.ietf.org/html/rfc2616#ref-13" text:style-name="Internet_20_link" text:visited-style-name="Visited_20_Internet_20_Link">13</text:a>], FTP [<text:a xlink:type="simple" xlink:href="https://tools.ietf.org/html/rfc2616#ref-18" text:style-name="Internet_20_link" text:visited-style-name="Visited_20_Internet_20_Link">18</text:a>], Gopher [<text:a xlink:type="simple" xlink:href="https://tools.ietf.org/html/rfc2616#ref-2" text:style-name="Internet_20_link" text:visited-style-name="Visited_20_Internet_20_Link">2</text:a>],</text:p>
      <text:p text:style-name="Preformatted_20_Text"><text:s text:c="3"/>and WAIS [<text:a xlink:type="simple" xlink:href="https://tools.ietf.org/html/rfc2616#ref-10" text:style-name="Internet_20_link" text:visited-style-name="Visited_20_Internet_20_Link">10</text:a>] protocols. In this way, HTTP allows basic hypermedia</text:p>
      <text:p text:style-name="Preformatted_20_Text"><text:s text:c="3"/>access to resources available from diverse applications.</text:p>
      <text:p text:style-name="Preformatted_20_Text"/>
      <text:p text:style-name="P3"><text:a xlink:type="simple" xlink:href="https://tools.ietf.org/html/rfc2616#section-1.2" office:name="section-1.2" text:style-name="Internet_20_link" text:visited-style-name="Visited_20_Internet_20_Link">1.2</text:a> Requirements</text:p>
      <text:p text:style-name="Preformatted_20_Text"/>
      <text:p text:style-name="Preformatted_20_Text"/>
      <text:p text:style-name="Preformatted_20_Text"><text:s text:c="3"/>The key words "MUST", "MUST NOT", "REQUIRED", "SHALL", "SHALL NOT",</text:p>
      <text:p text:style-name="Preformatted_20_Text"><text:s text:c="3"/>"SHOULD", "SHOULD NOT", "RECOMMENDED", "MAY", and "OPTIONAL" in this</text:p>
      <text:p text:style-name="Preformatted_20_Text"><text:soft-page-break/><text:s text:c="3"/>document are to be interpreted as described in <text:a xlink:type="simple" xlink:href="https://tools.ietf.org/html/rfc2119" text:style-name="Internet_20_link" text:visited-style-name="Visited_20_Internet_20_Link">RFC 2119</text:a> [<text:a xlink:type="simple" xlink:href="https://tools.ietf.org/html/rfc2616#ref-34" text:style-name="Internet_20_link" text:visited-style-name="Visited_20_Internet_20_Link">34</text:a>].</text:p>
      <text:p text:style-name="Preformatted_20_Text"/>
      <text:p text:style-name="Preformatted_20_Text"><text:s text:c="3"/>An implementation is not compliant if it fails to satisfy one or more</text:p>
      <text:p text:style-name="Preformatted_20_Text"><text:s text:c="3"/>of the MUST or REQUIRED level requirements for the protocols it</text:p>
      <text:p text:style-name="Preformatted_20_Text"><text:s text:c="3"/>implements. An implementation that satisfies all the MUST or REQUIRED</text:p>
      <text:p text:style-name="Preformatted_20_Text"><text:s text:c="3"/>level and all the SHOULD level requirements for its protocols is said</text:p>
      <text:p text:style-name="Preformatted_20_Text"><text:s text:c="3"/>to be "unconditionally compliant"; one that satisfies all the MUST</text:p>
      <text:p text:style-name="Preformatted_20_Text"><text:s text:c="3"/>level requirements but not all the SHOULD level requirements for its</text:p>
      <text:p text:style-name="Preformatted_20_Text"><text:s text:c="3"/>protocols is said to be "conditionally compliant."</text:p>
      <text:p text:style-name="Preformatted_20_Text"/>
      <text:p text:style-name="P3"><text:a xlink:type="simple" xlink:href="https://tools.ietf.org/html/rfc2616#section-1.3" office:name="section-1.3" text:style-name="Internet_20_link" text:visited-style-name="Visited_20_Internet_20_Link">1.3</text:a> Terminology</text:p>
      <text:p text:style-name="Preformatted_20_Text"/>
      <text:p text:style-name="Preformatted_20_Text"/>
      <text:p text:style-name="Preformatted_20_Text"><text:s text:c="3"/>This specification uses a number of terms to refer to the roles</text:p>
      <text:p text:style-name="Preformatted_20_Text"><text:s text:c="3"/>played by participants in, and objects of, the HTTP communication.</text:p>
      <text:p text:style-name="Preformatted_20_Text"/>
      <text:p text:style-name="Preformatted_20_Text"><text:s text:c="3"/>connection</text:p>
      <text:p text:style-name="Preformatted_20_Text"><text:s text:c="6"/>A transport layer virtual circuit established between two programs</text:p>
      <text:p text:style-name="Preformatted_20_Text"><text:s text:c="6"/>for the purpose of communication.</text:p>
      <text:p text:style-name="Preformatted_20_Text"/>
      <text:p text:style-name="Preformatted_20_Text"><text:s text:c="3"/>message</text:p>
      <text:p text:style-name="Preformatted_20_Text"><text:s text:c="6"/>The basic unit of HTTP communication, consisting of a structured</text:p>
      <text:p text:style-name="Preformatted_20_Text"><text:s text:c="6"/>sequence of octets matching the syntax defined in <text:a xlink:type="simple" xlink:href="https://tools.ietf.org/html/rfc2616#section-4" text:style-name="Internet_20_link" text:visited-style-name="Visited_20_Internet_20_Link">section 4</text:a> and</text:p>
      <text:p text:style-name="Preformatted_20_Text"><text:s text:c="6"/>transmitted via the connection.</text:p>
      <text:p text:style-name="Preformatted_20_Text"/>
      <text:p text:style-name="Preformatted_20_Text"><text:s text:c="3"/>request</text:p>
      <text:p text:style-name="Preformatted_20_Text"><text:s text:c="6"/>An HTTP request message, as defined in <text:a xlink:type="simple" xlink:href="https://tools.ietf.org/html/rfc2616#section-5" text:style-name="Internet_20_link" text:visited-style-name="Visited_20_Internet_20_Link">section 5</text:a>.</text:p>
      <text:p text:style-name="Preformatted_20_Text"/>
      <text:p text:style-name="Preformatted_20_Text"><text:s text:c="3"/>response</text:p>
      <text:p text:style-name="Preformatted_20_Text"><text:s text:c="6"/>An HTTP response message, as defined in <text:a xlink:type="simple" xlink:href="https://tools.ietf.org/html/rfc2616#section-6" text:style-name="Internet_20_link" text:visited-style-name="Visited_20_Internet_20_Link">section 6</text:a>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20"/>[Page 8]</text:p>
      <text:p text:style-name="Horizontal_20_Line"/>
      <text:p text:style-name="Preformatted_20_Text"><text:bookmark text:name="page-9"/><text:a xlink:type="simple" xlink:href="https://tools.ietf.org/html/rfc2616#page-9" office:name="page-9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resource</text:p>
      <text:p text:style-name="Preformatted_20_Text"><text:s text:c="6"/>A network data object or service that can be identified by a URI,</text:p>
      <text:p text:style-name="Preformatted_20_Text"><text:s text:c="6"/>as defined in <text:a xlink:type="simple" xlink:href="https://tools.ietf.org/html/rfc2616#section-3.2" text:style-name="Internet_20_link" text:visited-style-name="Visited_20_Internet_20_Link">section 3.2</text:a>. Resources may be available in multiple</text:p>
      <text:p text:style-name="Preformatted_20_Text"><text:s text:c="6"/>representations (e.g. multiple languages, data formats, size, and</text:p>
      <text:p text:style-name="Preformatted_20_Text"><text:s text:c="6"/>resolutions) or vary in other ways.</text:p>
      <text:p text:style-name="Preformatted_20_Text"/>
      <text:p text:style-name="Preformatted_20_Text"><text:s text:c="3"/>entity</text:p>
      <text:p text:style-name="Preformatted_20_Text"><text:s text:c="6"/>The information transferred as the payload of a request or</text:p>
      <text:p text:style-name="Preformatted_20_Text"><text:s text:c="6"/>response. An entity consists of metainformation in the form of</text:p>
      <text:p text:style-name="Preformatted_20_Text"><text:s text:c="6"/>entity-header fields and content in the form of an entity-body, as</text:p>
      <text:p text:style-name="Preformatted_20_Text"><text:s text:c="6"/>described in <text:a xlink:type="simple" xlink:href="https://tools.ietf.org/html/rfc2616#section-7" text:style-name="Internet_20_link" text:visited-style-name="Visited_20_Internet_20_Link">section 7</text:a>.</text:p>
      <text:p text:style-name="Preformatted_20_Text"/>
      <text:p text:style-name="Preformatted_20_Text"><text:s text:c="3"/>representation</text:p>
      <text:p text:style-name="Preformatted_20_Text"><text:s text:c="6"/>An entity included with a response that is subject to content</text:p>
      <text:p text:style-name="Preformatted_20_Text"><text:s text:c="6"/>negotiation, as described in <text:a xlink:type="simple" xlink:href="https://tools.ietf.org/html/rfc2616#section-12" text:style-name="Internet_20_link" text:visited-style-name="Visited_20_Internet_20_Link">section 12</text:a>. There may exist multiple</text:p>
      <text:p text:style-name="Preformatted_20_Text"><text:s text:c="6"/>representations associated with a particular response status.</text:p>
      <text:p text:style-name="Preformatted_20_Text"><text:soft-page-break/></text:p>
      <text:p text:style-name="Preformatted_20_Text"><text:s text:c="3"/>content negotiation</text:p>
      <text:p text:style-name="Preformatted_20_Text"><text:s text:c="6"/>The mechanism for selecting the appropriate representation when</text:p>
      <text:p text:style-name="Preformatted_20_Text"><text:s text:c="6"/>servicing a request, as described in <text:a xlink:type="simple" xlink:href="https://tools.ietf.org/html/rfc2616#section-12" text:style-name="Internet_20_link" text:visited-style-name="Visited_20_Internet_20_Link">section 12</text:a>. The</text:p>
      <text:p text:style-name="Preformatted_20_Text"><text:s text:c="6"/>representation of entities in any response can be negotiated</text:p>
      <text:p text:style-name="Preformatted_20_Text"><text:s text:c="6"/>(including error responses).</text:p>
      <text:p text:style-name="Preformatted_20_Text"/>
      <text:p text:style-name="Preformatted_20_Text"><text:s text:c="3"/>variant</text:p>
      <text:p text:style-name="Preformatted_20_Text"><text:s text:c="6"/>A resource may have one, or more than one, representation(s)</text:p>
      <text:p text:style-name="Preformatted_20_Text"><text:s text:c="6"/>associated with it at any given instant. Each of these</text:p>
      <text:p text:style-name="Preformatted_20_Text"><text:s text:c="6"/>representations is termed a `varriant'. <text:s/>Use of the term `variant'</text:p>
      <text:p text:style-name="Preformatted_20_Text"><text:s text:c="6"/>does not necessarily imply that the resource is subject to content</text:p>
      <text:p text:style-name="Preformatted_20_Text"><text:s text:c="6"/>negotiation.</text:p>
      <text:p text:style-name="Preformatted_20_Text"/>
      <text:p text:style-name="Preformatted_20_Text"><text:s text:c="3"/>client</text:p>
      <text:p text:style-name="Preformatted_20_Text"><text:s text:c="6"/>A program that establishes connections for the purpose of sending</text:p>
      <text:p text:style-name="Preformatted_20_Text"><text:s text:c="6"/>requests.</text:p>
      <text:p text:style-name="Preformatted_20_Text"/>
      <text:p text:style-name="Preformatted_20_Text"><text:s text:c="3"/>user agent</text:p>
      <text:p text:style-name="Preformatted_20_Text"><text:s text:c="6"/>The client which initiates a request. These are often browsers,</text:p>
      <text:p text:style-name="Preformatted_20_Text"><text:s text:c="6"/>editors, spiders (web-traversing robots), or other end user tools.</text:p>
      <text:p text:style-name="Preformatted_20_Text"/>
      <text:p text:style-name="Preformatted_20_Text"><text:s text:c="3"/>server</text:p>
      <text:p text:style-name="Preformatted_20_Text"><text:s text:c="6"/>An application program that accepts connections in order to</text:p>
      <text:p text:style-name="Preformatted_20_Text"><text:s text:c="6"/>service requests by sending back responses. Any given program may</text:p>
      <text:p text:style-name="Preformatted_20_Text"><text:s text:c="6"/>be capable of being both a client and a server; our use of these</text:p>
      <text:p text:style-name="Preformatted_20_Text"><text:s text:c="6"/>terms refers only to the role being performed by the program for a</text:p>
      <text:p text:style-name="Preformatted_20_Text"><text:s text:c="6"/>particular connection, rather than to the program's capabilities</text:p>
      <text:p text:style-name="Preformatted_20_Text"><text:s text:c="6"/>in general. Likewise, any server may act as an origin server,</text:p>
      <text:p text:style-name="Preformatted_20_Text"><text:s text:c="6"/>proxy, gateway, or tunnel, switching behavior based on the nature</text:p>
      <text:p text:style-name="Preformatted_20_Text"><text:s text:c="6"/>of each request.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20"/>[Page 9]</text:p>
      <text:p text:style-name="Horizontal_20_Line"/>
      <text:p text:style-name="Preformatted_20_Text"><text:bookmark text:name="page-10"/><text:a xlink:type="simple" xlink:href="https://tools.ietf.org/html/rfc2616#page-10" office:name="page-10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origin server</text:p>
      <text:p text:style-name="Preformatted_20_Text"><text:s text:c="6"/>The server on which a given resource resides or is to be created.</text:p>
      <text:p text:style-name="Preformatted_20_Text"/>
      <text:p text:style-name="Preformatted_20_Text"><text:s text:c="3"/>proxy</text:p>
      <text:p text:style-name="Preformatted_20_Text"><text:s text:c="6"/>An intermediary program which acts as both a server and a client</text:p>
      <text:p text:style-name="Preformatted_20_Text"><text:s text:c="6"/>for the purpose of making requests on behalf of other clients.</text:p>
      <text:p text:style-name="Preformatted_20_Text"><text:s text:c="6"/>Requests are serviced internally or by passing them on, with</text:p>
      <text:p text:style-name="Preformatted_20_Text"><text:s text:c="6"/>possible translation, to other servers. A proxy MUST implement</text:p>
      <text:p text:style-name="Preformatted_20_Text"><text:s text:c="6"/>both the client and server requirements of this specification. A</text:p>
      <text:p text:style-name="Preformatted_20_Text"><text:s text:c="6"/>"transparent proxy" is a proxy that does not modify the request or</text:p>
      <text:p text:style-name="Preformatted_20_Text"><text:s text:c="6"/>response beyond what is required for proxy authentication and</text:p>
      <text:p text:style-name="Preformatted_20_Text"><text:s text:c="6"/>identification. A "non-transparent proxy" is a proxy that modifies</text:p>
      <text:p text:style-name="Preformatted_20_Text"><text:s text:c="6"/>the request or response in order to provide some added service to</text:p>
      <text:p text:style-name="Preformatted_20_Text"><text:s text:c="6"/>the user agent, such as group annotation services, media type</text:p>
      <text:p text:style-name="Preformatted_20_Text"><text:s text:c="6"/>transformation, protocol reduction, or anonymity filtering. Except</text:p>
      <text:p text:style-name="Preformatted_20_Text"><text:s text:c="6"/>where either transparent or non-transparent behavior is explicitly</text:p>
      <text:p text:style-name="Preformatted_20_Text"><text:s text:c="6"/>stated, the HTTP proxy requirements apply to both types of</text:p>
      <text:p text:style-name="Preformatted_20_Text"><text:s text:c="6"/>proxies.</text:p>
      <text:p text:style-name="Preformatted_20_Text"/>
      <text:p text:style-name="Preformatted_20_Text"><text:s text:c="3"/>gateway</text:p>
      <text:p text:style-name="Preformatted_20_Text"><text:s text:c="6"/>A server which acts as an intermediary for some other server.</text:p>
      <text:p text:style-name="Preformatted_20_Text"><text:soft-page-break/><text:s text:c="6"/>Unlike a proxy, a gateway receives requests as if it were the</text:p>
      <text:p text:style-name="Preformatted_20_Text"><text:s text:c="6"/>origin server for the requested resource; the requesting client</text:p>
      <text:p text:style-name="Preformatted_20_Text"><text:s text:c="6"/>may not be aware that it is communicating with a gateway.</text:p>
      <text:p text:style-name="Preformatted_20_Text"/>
      <text:p text:style-name="Preformatted_20_Text"><text:s text:c="3"/>tunnel</text:p>
      <text:p text:style-name="Preformatted_20_Text"><text:s text:c="6"/>An intermediary program which is acting as a blind relay between</text:p>
      <text:p text:style-name="Preformatted_20_Text"><text:s text:c="6"/>two connections. Once active, a tunnel is not considered a party</text:p>
      <text:p text:style-name="Preformatted_20_Text"><text:s text:c="6"/>to the HTTP communication, though the tunnel may have been</text:p>
      <text:p text:style-name="Preformatted_20_Text"><text:s text:c="6"/>initiated by an HTTP request. The tunnel ceases to exist when both</text:p>
      <text:p text:style-name="Preformatted_20_Text"><text:s text:c="6"/>ends of the relayed connections are closed.</text:p>
      <text:p text:style-name="Preformatted_20_Text"/>
      <text:p text:style-name="Preformatted_20_Text"><text:s text:c="3"/>cache</text:p>
      <text:p text:style-name="Preformatted_20_Text"><text:s text:c="6"/>A program's local store of response messages and the subsystem</text:p>
      <text:p text:style-name="Preformatted_20_Text"><text:s text:c="6"/>that controls its message storage, retrieval, and deletion. A</text:p>
      <text:p text:style-name="Preformatted_20_Text"><text:s text:c="6"/>cache stores cacheable responses in order to reduce the response</text:p>
      <text:p text:style-name="Preformatted_20_Text"><text:s text:c="6"/>time and network bandwidth consumption on future, equivalent</text:p>
      <text:p text:style-name="Preformatted_20_Text"><text:s text:c="6"/>requests. Any client or server may include a cache, though a cache</text:p>
      <text:p text:style-name="Preformatted_20_Text"><text:s text:c="6"/>cannot be used by a server that is acting as a tunnel.</text:p>
      <text:p text:style-name="Preformatted_20_Text"/>
      <text:p text:style-name="Preformatted_20_Text"><text:s text:c="3"/>cacheable</text:p>
      <text:p text:style-name="Preformatted_20_Text"><text:s text:c="6"/>A response is cacheable if a cache is allowed to store a copy of</text:p>
      <text:p text:style-name="Preformatted_20_Text"><text:s text:c="6"/>the response message for use in answering subsequent requests. The</text:p>
      <text:p text:style-name="Preformatted_20_Text"><text:s text:c="6"/>rules for determining the cacheability of HTTP responses are</text:p>
      <text:p text:style-name="Preformatted_20_Text"><text:s text:c="6"/>defined in <text:a xlink:type="simple" xlink:href="https://tools.ietf.org/html/rfc2616#section-13" text:style-name="Internet_20_link" text:visited-style-name="Visited_20_Internet_20_Link">section 13</text:a>. Even if a resource is cacheable, there may</text:p>
      <text:p text:style-name="Preformatted_20_Text"><text:s text:c="6"/>be additional constraints on whether a cache can use the cached</text:p>
      <text:p text:style-name="Preformatted_20_Text"><text:s text:c="6"/>copy for a particular request.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10]</text:p>
      <text:p text:style-name="Horizontal_20_Line"/>
      <text:p text:style-name="Preformatted_20_Text"><text:bookmark text:name="page-11"/><text:a xlink:type="simple" xlink:href="https://tools.ietf.org/html/rfc2616#page-11" office:name="page-11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first-hand</text:p>
      <text:p text:style-name="Preformatted_20_Text"><text:s text:c="6"/>A response is first-hand if it comes directly and without</text:p>
      <text:p text:style-name="Preformatted_20_Text"><text:s text:c="6"/>unnecessary delay from the origin server, perhaps via one or more</text:p>
      <text:p text:style-name="Preformatted_20_Text"><text:s text:c="6"/>proxies. A response is also first-hand if its validity has just</text:p>
      <text:p text:style-name="Preformatted_20_Text"><text:s text:c="6"/>been checked directly with the origin server.</text:p>
      <text:p text:style-name="Preformatted_20_Text"/>
      <text:p text:style-name="Preformatted_20_Text"><text:s text:c="3"/>explicit expiration time</text:p>
      <text:p text:style-name="Preformatted_20_Text"><text:s text:c="6"/>The time at which the origin server intends that an entity should</text:p>
      <text:p text:style-name="Preformatted_20_Text"><text:s text:c="6"/>no longer be returned by a cache without further validation.</text:p>
      <text:p text:style-name="Preformatted_20_Text"/>
      <text:p text:style-name="Preformatted_20_Text"><text:s text:c="3"/>heuristic expiration time</text:p>
      <text:p text:style-name="Preformatted_20_Text"><text:s text:c="6"/>An expiration time assigned by a cache when no explicit expiration</text:p>
      <text:p text:style-name="Preformatted_20_Text"><text:s text:c="6"/>time is available.</text:p>
      <text:p text:style-name="Preformatted_20_Text"/>
      <text:p text:style-name="Preformatted_20_Text"><text:s text:c="3"/>age</text:p>
      <text:p text:style-name="Preformatted_20_Text"><text:s text:c="6"/>The age of a response is the time since it was sent by, or</text:p>
      <text:p text:style-name="Preformatted_20_Text"><text:s text:c="6"/>successfully validated with, the origin server.</text:p>
      <text:p text:style-name="Preformatted_20_Text"/>
      <text:p text:style-name="Preformatted_20_Text"><text:s text:c="3"/>freshness lifetime</text:p>
      <text:p text:style-name="Preformatted_20_Text"><text:s text:c="6"/>The length of time between the generation of a response and its</text:p>
      <text:p text:style-name="Preformatted_20_Text"><text:s text:c="6"/>expiration time.</text:p>
      <text:p text:style-name="Preformatted_20_Text"/>
      <text:p text:style-name="Preformatted_20_Text"><text:s text:c="3"/>fresh</text:p>
      <text:p text:style-name="Preformatted_20_Text"><text:s text:c="6"/>A response is fresh if its age has not yet exceeded its freshness</text:p>
      <text:p text:style-name="Preformatted_20_Text"><text:s text:c="6"/>lifetime.</text:p>
      <text:p text:style-name="Preformatted_20_Text"/>
      <text:p text:style-name="Preformatted_20_Text"><text:soft-page-break/><text:s text:c="3"/>stale</text:p>
      <text:p text:style-name="Preformatted_20_Text"><text:s text:c="6"/>A response is stale if its age has passed its freshness lifetime.</text:p>
      <text:p text:style-name="Preformatted_20_Text"/>
      <text:p text:style-name="Preformatted_20_Text"><text:s text:c="3"/>semantically transparent</text:p>
      <text:p text:style-name="Preformatted_20_Text"><text:s text:c="6"/>A cache behaves in a "semantically transparent" manner, with</text:p>
      <text:p text:style-name="Preformatted_20_Text"><text:s text:c="6"/>respect to a particular response, when its use affects neither the</text:p>
      <text:p text:style-name="Preformatted_20_Text"><text:s text:c="6"/>requesting client nor the origin server, except to improve</text:p>
      <text:p text:style-name="Preformatted_20_Text"><text:s text:c="6"/>performance. When a cache is semantically transparent, the client</text:p>
      <text:p text:style-name="Preformatted_20_Text"><text:s text:c="6"/>receives exactly the same response (except for hop-by-hop headers)</text:p>
      <text:p text:style-name="Preformatted_20_Text"><text:s text:c="6"/>that it would have received had its request been handled directly</text:p>
      <text:p text:style-name="Preformatted_20_Text"><text:s text:c="6"/>by the origin server.</text:p>
      <text:p text:style-name="Preformatted_20_Text"/>
      <text:p text:style-name="Preformatted_20_Text"><text:s text:c="3"/>validator</text:p>
      <text:p text:style-name="Preformatted_20_Text"><text:s text:c="6"/>A protocol element (e.g., an entity tag or a Last-Modified time)</text:p>
      <text:p text:style-name="Preformatted_20_Text"><text:s text:c="6"/>that is used to find out whether a cache entry is an equivalent</text:p>
      <text:p text:style-name="Preformatted_20_Text"><text:s text:c="6"/>copy of an entity.</text:p>
      <text:p text:style-name="Preformatted_20_Text"/>
      <text:p text:style-name="Preformatted_20_Text"><text:s text:c="3"/>upstream/downstream</text:p>
      <text:p text:style-name="Preformatted_20_Text"><text:s text:c="6"/>Upstream and downstream describe the flow of a message: all</text:p>
      <text:p text:style-name="Preformatted_20_Text"><text:s text:c="6"/>messages flow from upstream to downstream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11]</text:p>
      <text:p text:style-name="Horizontal_20_Line"/>
      <text:p text:style-name="Preformatted_20_Text"><text:bookmark text:name="page-12"/><text:a xlink:type="simple" xlink:href="https://tools.ietf.org/html/rfc2616#page-12" office:name="page-12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nbound/outbound</text:p>
      <text:p text:style-name="Preformatted_20_Text"><text:s text:c="6"/>Inbound and outbound refer to the request and response paths for</text:p>
      <text:p text:style-name="Preformatted_20_Text"><text:s text:c="6"/>messages: "inbound" means "traveling toward the origin server",</text:p>
      <text:p text:style-name="Preformatted_20_Text"><text:s text:c="6"/>and "outbound" means "traveling toward the user agent"</text:p>
      <text:p text:style-name="Preformatted_20_Text"/>
      <text:p text:style-name="P3"><text:a xlink:type="simple" xlink:href="https://tools.ietf.org/html/rfc2616#section-1.4" office:name="section-1.4" text:style-name="Internet_20_link" text:visited-style-name="Visited_20_Internet_20_Link">1.4</text:a> Overall Operation</text:p>
      <text:p text:style-name="Preformatted_20_Text"/>
      <text:p text:style-name="Preformatted_20_Text"/>
      <text:p text:style-name="Preformatted_20_Text"><text:s text:c="3"/>The HTTP protocol is a request/response protocol. A client sends a</text:p>
      <text:p text:style-name="Preformatted_20_Text"><text:s text:c="3"/>request to the server in the form of a request method, URI, and</text:p>
      <text:p text:style-name="Preformatted_20_Text"><text:s text:c="3"/>protocol version, followed by a MIME-like message containing request</text:p>
      <text:p text:style-name="Preformatted_20_Text"><text:s text:c="3"/>modifiers, client information, and possible body content over a</text:p>
      <text:p text:style-name="Preformatted_20_Text"><text:s text:c="3"/>connection with a server. The server responds with a status line,</text:p>
      <text:p text:style-name="Preformatted_20_Text"><text:s text:c="3"/>including the message's protocol version and a success or error code,</text:p>
      <text:p text:style-name="Preformatted_20_Text"><text:s text:c="3"/>followed by a MIME-like message containing server information, entity</text:p>
      <text:p text:style-name="Preformatted_20_Text"><text:s text:c="3"/>metainformation, and possible entity-body content. The relationship</text:p>
      <text:p text:style-name="Preformatted_20_Text"><text:s text:c="3"/>between HTTP and MIME is described in appendix 19.4.</text:p>
      <text:p text:style-name="Preformatted_20_Text"/>
      <text:p text:style-name="Preformatted_20_Text"><text:s text:c="3"/>Most HTTP communication is initiated by a user agent and consists of</text:p>
      <text:p text:style-name="Preformatted_20_Text"><text:s text:c="3"/>a request to be applied to a resource on some origin server. In the</text:p>
      <text:p text:style-name="Preformatted_20_Text"><text:s text:c="3"/>simplest case, this may be accomplished via a single connection (v)</text:p>
      <text:p text:style-name="Preformatted_20_Text"><text:s text:c="3"/>between the user agent (UA) and the origin server (O).</text:p>
      <text:p text:style-name="Preformatted_20_Text"/>
      <text:p text:style-name="Preformatted_20_Text"><text:s text:c="10"/>request chain ------------------------&gt;</text:p>
      <text:p text:style-name="Preformatted_20_Text"><text:s text:c="7"/>UA -------------------v------------------- O</text:p>
      <text:p text:style-name="Preformatted_20_Text"><text:s text:c="10"/>&lt;----------------------- response chain</text:p>
      <text:p text:style-name="Preformatted_20_Text"/>
      <text:p text:style-name="Preformatted_20_Text"><text:s text:c="3"/>A more complicated situation occurs when one or more intermediaries</text:p>
      <text:p text:style-name="Preformatted_20_Text"><text:s text:c="3"/>are present in the request/response chain. There are three common</text:p>
      <text:p text:style-name="Preformatted_20_Text"><text:soft-page-break/><text:s text:c="3"/>forms of intermediary: proxy, gateway, and tunnel. A proxy is a</text:p>
      <text:p text:style-name="Preformatted_20_Text"><text:s text:c="3"/>forwarding agent, receiving requests for a URI in its absolute form,</text:p>
      <text:p text:style-name="Preformatted_20_Text"><text:s text:c="3"/>rewriting all or part of the message, and forwarding the reformatted</text:p>
      <text:p text:style-name="Preformatted_20_Text"><text:s text:c="3"/>request toward the server identified by the URI. A gateway is a</text:p>
      <text:p text:style-name="Preformatted_20_Text"><text:s text:c="3"/>receiving agent, acting as a layer above some other server(s) and, if</text:p>
      <text:p text:style-name="Preformatted_20_Text"><text:s text:c="3"/>necessary, translating the requests to the underlying server's</text:p>
      <text:p text:style-name="Preformatted_20_Text"><text:s text:c="3"/>protocol. A tunnel acts as a relay point between two connections</text:p>
      <text:p text:style-name="Preformatted_20_Text"><text:s text:c="3"/>without changing the messages; tunnels are used when the</text:p>
      <text:p text:style-name="Preformatted_20_Text"><text:s text:c="3"/>communication needs to pass through an intermediary (such as a</text:p>
      <text:p text:style-name="Preformatted_20_Text"><text:s text:c="3"/>firewall) even when the intermediary cannot understand the contents</text:p>
      <text:p text:style-name="Preformatted_20_Text"><text:s text:c="3"/>of the messages.</text:p>
      <text:p text:style-name="Preformatted_20_Text"/>
      <text:p text:style-name="Preformatted_20_Text"><text:s text:c="10"/>request chain --------------------------------------&gt;</text:p>
      <text:p text:style-name="Preformatted_20_Text"><text:s text:c="7"/>UA -----v----- A -----v----- B -----v----- C -----v----- O</text:p>
      <text:p text:style-name="Preformatted_20_Text"><text:s text:c="10"/>&lt;------------------------------------- response chain</text:p>
      <text:p text:style-name="Preformatted_20_Text"/>
      <text:p text:style-name="Preformatted_20_Text"><text:s text:c="3"/>The figure above shows three intermediaries (A, B, and C) between the</text:p>
      <text:p text:style-name="Preformatted_20_Text"><text:s text:c="3"/>user agent and origin server. A request or response message that</text:p>
      <text:p text:style-name="Preformatted_20_Text"><text:s text:c="3"/>travels the whole chain will pass through four separate connections.</text:p>
      <text:p text:style-name="Preformatted_20_Text"><text:s text:c="3"/>This distinction is important because some HTTP communication options</text:p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12]</text:p>
      <text:p text:style-name="Horizontal_20_Line"/>
      <text:p text:style-name="Preformatted_20_Text"><text:bookmark text:name="page-13"/><text:a xlink:type="simple" xlink:href="https://tools.ietf.org/html/rfc2616#page-13" office:name="page-13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may apply only to the connection with the nearest, non-tunnel</text:p>
      <text:p text:style-name="Preformatted_20_Text"><text:s text:c="3"/>neighbor, only to the end-points of the chain, or to all connections</text:p>
      <text:p text:style-name="Preformatted_20_Text"><text:s text:c="3"/>along the chain. Although the diagram is linear, each participant may</text:p>
      <text:p text:style-name="Preformatted_20_Text"><text:s text:c="3"/>be engaged in multiple, simultaneous communications. For example, B</text:p>
      <text:p text:style-name="Preformatted_20_Text"><text:s text:c="3"/>may be receiving requests from many clients other than A, and/or</text:p>
      <text:p text:style-name="Preformatted_20_Text"><text:s text:c="3"/>forwarding requests to servers other than C, at the same time that it</text:p>
      <text:p text:style-name="Preformatted_20_Text"><text:s text:c="3"/>is handling A's request.</text:p>
      <text:p text:style-name="Preformatted_20_Text"/>
      <text:p text:style-name="Preformatted_20_Text"><text:s text:c="3"/>Any party to the communication which is not acting as a tunnel may</text:p>
      <text:p text:style-name="Preformatted_20_Text"><text:s text:c="3"/>employ an internal cache for handling requests. The effect of a cache</text:p>
      <text:p text:style-name="Preformatted_20_Text"><text:s text:c="3"/>is that the request/response chain is shortened if one of the</text:p>
      <text:p text:style-name="Preformatted_20_Text"><text:s text:c="3"/>participants along the chain has a cached response applicable to that</text:p>
      <text:p text:style-name="Preformatted_20_Text"><text:s text:c="3"/>request. The following illustrates the resulting chain if B has a</text:p>
      <text:p text:style-name="Preformatted_20_Text"><text:s text:c="3"/>cached copy of an earlier response from O (via C) for a request which</text:p>
      <text:p text:style-name="Preformatted_20_Text"><text:s text:c="3"/>has not been cached by UA or A.</text:p>
      <text:p text:style-name="Preformatted_20_Text"/>
      <text:p text:style-name="Preformatted_20_Text"><text:s text:c="10"/>request chain ----------&gt;</text:p>
      <text:p text:style-name="Preformatted_20_Text"><text:s text:c="7"/>UA -----v----- A -----v----- B - - - - - - C - - - - - - O</text:p>
      <text:p text:style-name="Preformatted_20_Text"><text:s text:c="10"/>&lt;--------- response chain</text:p>
      <text:p text:style-name="Preformatted_20_Text"/>
      <text:p text:style-name="Preformatted_20_Text"><text:s text:c="3"/>Not all responses are usefully cacheable, and some requests may</text:p>
      <text:p text:style-name="Preformatted_20_Text"><text:s text:c="3"/>contain modifiers which place special requirements on cache behavior.</text:p>
      <text:p text:style-name="Preformatted_20_Text"><text:s text:c="3"/>HTTP requirements for cache behavior and cacheable responses are</text:p>
      <text:p text:style-name="Preformatted_20_Text"><text:s text:c="3"/>defined in <text:a xlink:type="simple" xlink:href="https://tools.ietf.org/html/rfc2616#section-13" text:style-name="Internet_20_link" text:visited-style-name="Visited_20_Internet_20_Link">section 13</text:a>.</text:p>
      <text:p text:style-name="Preformatted_20_Text"/>
      <text:p text:style-name="Preformatted_20_Text"><text:s text:c="3"/>In fact, there are a wide variety of architectures and configurations</text:p>
      <text:p text:style-name="Preformatted_20_Text"><text:s text:c="3"/>of caches and proxies currently being experimented with or deployed</text:p>
      <text:p text:style-name="Preformatted_20_Text"><text:s text:c="3"/>across the World Wide Web. These systems include national hierarchies</text:p>
      <text:p text:style-name="Preformatted_20_Text"><text:s text:c="3"/>of proxy caches to save transoceanic bandwidth, systems that</text:p>
      <text:p text:style-name="Preformatted_20_Text"><text:s text:c="3"/>broadcast or multicast cache entries, organizations that distribute</text:p>
      <text:p text:style-name="Preformatted_20_Text"><text:s text:c="3"/>subsets of cached data via CD-ROM, and so on. HTTP systems are used</text:p>
      <text:p text:style-name="Preformatted_20_Text"><text:s text:c="3"/>in corporate intranets over high-bandwidth links, and for access via</text:p>
      <text:p text:style-name="Preformatted_20_Text"><text:s text:c="3"/>PDAs with low-power radio links and intermittent connectivity. The</text:p>
      <text:p text:style-name="Preformatted_20_Text"><text:soft-page-break/><text:s text:c="3"/>goal of HTTP/1.1 is to support the wide diversity of configurations</text:p>
      <text:p text:style-name="Preformatted_20_Text"><text:s text:c="3"/>already deployed while introducing protocol constructs that meet the</text:p>
      <text:p text:style-name="Preformatted_20_Text"><text:s text:c="3"/>needs of those who build web applications that require high</text:p>
      <text:p text:style-name="Preformatted_20_Text"><text:s text:c="3"/>reliability and, failing that, at least reliable indications of</text:p>
      <text:p text:style-name="Preformatted_20_Text"><text:s text:c="3"/>failure.</text:p>
      <text:p text:style-name="Preformatted_20_Text"/>
      <text:p text:style-name="Preformatted_20_Text"><text:s text:c="3"/>HTTP communication usually takes place over TCP/IP connections. The</text:p>
      <text:p text:style-name="Preformatted_20_Text"><text:s text:c="3"/>default port is TCP 80 [<text:a xlink:type="simple" xlink:href="https://tools.ietf.org/html/rfc2616#ref-19" text:style-name="Internet_20_link" text:visited-style-name="Visited_20_Internet_20_Link">19</text:a>], but other ports can be used. This does</text:p>
      <text:p text:style-name="Preformatted_20_Text"><text:s text:c="3"/>not preclude HTTP from being implemented on top of any other protocol</text:p>
      <text:p text:style-name="Preformatted_20_Text"><text:s text:c="3"/>on the Internet, or on other networks. HTTP only presumes a reliable</text:p>
      <text:p text:style-name="Preformatted_20_Text"><text:s text:c="3"/>transport; any protocol that provides such guarantees can be used;</text:p>
      <text:p text:style-name="Preformatted_20_Text"><text:s text:c="3"/>the mapping of the HTTP/1.1 request and response structures onto the</text:p>
      <text:p text:style-name="Preformatted_20_Text"><text:s text:c="3"/>transport data units of the protocol in question is outside the scope</text:p>
      <text:p text:style-name="Preformatted_20_Text"><text:s text:c="3"/>of this specification.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13]</text:p>
      <text:p text:style-name="Horizontal_20_Line"/>
      <text:p text:style-name="Preformatted_20_Text"><text:bookmark text:name="page-14"/><text:a xlink:type="simple" xlink:href="https://tools.ietf.org/html/rfc2616#page-14" office:name="page-14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n HTTP/1.0, most implementations used a new connection for each</text:p>
      <text:p text:style-name="Preformatted_20_Text"><text:s text:c="3"/>request/response exchange. In HTTP/1.1, a connection may be used for</text:p>
      <text:p text:style-name="Preformatted_20_Text"><text:s text:c="3"/>one or more request/response exchanges, although connections may be</text:p>
      <text:p text:style-name="P1"><text:s text:c="3"/>closed for a variety of reasons (see <text:a xlink:type="simple" xlink:href="https://tools.ietf.org/html/rfc2616#section-8.1" text:style-name="Internet_20_link" text:visited-style-name="Visited_20_Internet_20_Link">section 8.1</text:a>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3:54:05.390976271</meta:creation-date>
    <dc:date>2017-10-26T13:55:04.363257323</dc:date>
    <meta:editing-duration>PT1M</meta:editing-duration>
    <meta:editing-cycles>1</meta:editing-cycles>
    <meta:generator>LibreOffice/5.1.6.2$Linux_X86_64 LibreOffice_project/10m0$Build-2</meta:generator>
    <meta:print-date>2017-10-26T13:55:14.565193286</meta:print-date>
    <meta:document-statistic meta:table-count="0" meta:image-count="0" meta:object-count="0" meta:page-count="7" meta:paragraph-count="286" meta:word-count="2310" meta:character-count="16105" meta:non-whitespace-character-count="12399"/>
  </office:meta>
</office:document-meta>
</file>